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se Cases Meeting Action Tracker</text:p>
      <text:p text:style-name="Standard"/>
      <text:p text:style-name="P1">Tracker Review/Update Date: <text:span text:style-name="T5">12/04/2013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Project Kickoff Meeting.</text:span></text:p>
      <text:p text:style-name="P1"><text:span text:style-name="T5"><text:tab/></text:span>Meeting Date<text:span text:style-name="T5"><text:tab/> </text:span>:<text:span text:style-name="T5"> 20/03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</text:p>
          </table:table-cell>
        </table:table-row>
        <table:table-row>
          <table:table-cell table:style-name="Table16.A2" office:value-type="string">
            <text:list xml:id="list2340523911" text:style-name="L1">
              <text:list-header>
                <text:p text:style-name="P6">Employee &amp; Customer Module 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22/03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267668150" text:continue-numbering="true" text:style-name="L1">
              <text:list-header>
                <text:p text:style-name="P6">Products, Accounts Module 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29/03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25372718" text:continue-numbering="true" text:style-name="L1">
              <text:list-header>
                <text:p text:style-name="P6">Sales Module 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05/04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062216784" text:continue-numbering="true" text:style-name="L1">
              <text:list-header>
                <text:p text:style-name="P6">Reports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12/04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4T16:37:11</dc:date>
    <dc:creator>jaipal </dc:creator>
    <meta:editing-duration>PT1H52M56S</meta:editing-duration>
    <meta:editing-cycles>114</meta:editing-cycles>
    <meta:document-statistic meta:table-count="1" meta:image-count="1" meta:object-count="0" meta:page-count="1" meta:paragraph-count="29" meta:word-count="68" meta:character-count="467" meta:non-whitespace-character-count="410"/>
  </office:meta>
</office:document-meta>
</file>